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DA0000024F0F6D5F30B0578D4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esarSSK1" svg:font-family="CaesarSSK"/>
    <style:font-face style:name="Calibri1" svg:font-family="Calibri"/>
    <style:font-face style:name="DejaVu Sans2" svg:font-family="'DejaVu Sans'"/>
    <style:font-face style:name="Eras Light ITC1" svg:font-family="'Eras Light ITC'"/>
    <style:font-face style:name="GeosansLight1" svg:font-family="GeosansLight"/>
    <style:font-face style:name="Arial1" svg:font-family="Arial" style:font-pitch="variable"/>
    <style:font-face style:name="CaesarSSK" svg:font-family="CaesarSSK" style:font-pitch="variable"/>
    <style:font-face style:name="Calibri" svg:font-family="Calibri" style:font-pitch="variable"/>
    <style:font-face style:name="DejaVu Sans1" svg:font-family="'DejaVu Sans'" style:font-pitch="variable"/>
    <style:font-face style:name="DejaVu Sans Condensed1" svg:font-family="'DejaVu Sans Condensed'" style:font-pitch="variable"/>
    <style:font-face style:name="Droid Sans Fallback1" svg:font-family="'Droid Sans Fallback'" style:font-pitch="variable"/>
    <style:font-face style:name="Eras Light ITC" svg:font-family="'Eras Light ITC'" style:font-pitch="variable"/>
    <style:font-face style:name="GeosansLight" svg:font-family="Geosans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8eb4e3" draw:opacity="46%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.071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36992f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.071cm" draw:fill="solid" draw:fill-color="#36992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36992f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 style:list-style-name="L3">
      <style:graphic-properties draw:stroke="none" svg:stroke-width="0.071cm" draw:fill="solid" draw:fill-color="#36992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14" style:family="graphic" style:parent-style-name="standard" style:list-style-name="L3">
      <style:graphic-properties draw:stroke="none" svg:stroke-width="0.071cm" draw:fill="solid" draw:fill-color="#36992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176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loext:graphic-properties draw:fill="solid" draw:fill-color="#8eb4e3" draw:opacity="46%"/>
      <style:text-properties fo:font-size="18pt"/>
    </style:style>
    <style:style style:name="P2" style:family="paragraph">
      <style:paragraph-properties fo:margin-top="0cm" fo:margin-bottom="0cm" fo:line-height="100%" fo:text-align="end"/>
    </style:style>
    <style:style style:name="P3" style:family="paragraph">
      <loext:graphic-properties draw:fill="solid" draw:fill-color="#ffffff"/>
      <style:paragraph-properties fo:margin-top="0cm" fo:margin-bottom="0cm" fo:line-height="100%" fo:text-align="end" style:font-independent-line-spacing="true"/>
      <style:text-properties fo:font-size="20pt" style:font-size-asian="20pt" style:font-size-complex="20pt"/>
    </style:style>
    <style:style style:name="P4" style:family="paragraph">
      <loext:graphic-properties draw:fill="solid" draw:fill-color="#36992f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loext:graphic-properties draw:fill="solid" draw:fill-color="#36992f"/>
      <style:paragraph-properties fo:margin-top="0cm" fo:margin-bottom="0cm" fo:line-height="100%" fo:text-align="center" style:font-independent-line-spacing="true"/>
      <style:text-properties fo:font-size="18pt" fo:font-weight="bold" style:font-weight-asian="bold" style:font-weight-complex="bold"/>
    </style:style>
    <style:style style:name="P8" style:family="paragraph">
      <style:paragraph-properties fo:margin-top="0cm" fo:margin-bottom="0cm" fo:line-height="100%"/>
    </style:style>
    <style:style style:name="P9" style:family="paragraph">
      <loext:graphic-properties draw:fill="none"/>
      <style:paragraph-properties fo:margin-top="0cm" fo:margin-bottom="0cm" fo:line-height="100%" style:font-independent-line-spacing="true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P12" style:family="paragraph">
      <loext:graphic-properties draw:fill-color="#36992f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style:paragraph-properties fo:margin-top="0cm" fo:margin-bottom="0cm" fo:line-height="100%"/>
      <style:text-properties fo:font-size="32pt" style:font-size-asian="32pt" style:font-size-complex="32pt"/>
    </style:style>
    <style:style style:name="P15" style:family="paragraph">
      <loext:graphic-properties draw:fill="none"/>
      <style:paragraph-properties fo:margin-top="0cm" fo:margin-bottom="0cm" fo:line-height="100%" style:font-independent-line-spacing="true"/>
      <style:text-properties fo:font-size="32pt" style:font-size-asian="32pt" style:font-size-complex="32pt"/>
    </style:style>
    <style:style style:name="P16" style:family="paragraph">
      <loext:graphic-properties draw:fill="solid" draw:fill-color="#36992f"/>
      <style:paragraph-properties fo:margin-top="0cm" fo:margin-bottom="0cm" fo:line-height="100%" fo:text-align="end" style:font-independent-line-spacing="true"/>
      <style:text-properties fo:font-size="18pt" fo:font-weight="bold" style:font-weight-asian="bold" style:font-weight-complex="bold"/>
    </style:style>
    <style:style style:name="P17" style:family="paragraph">
      <style:paragraph-properties fo:margin-top="0cm" fo:margin-bottom="0cm" fo:line-height="150%"/>
    </style:style>
    <style:style style:name="P18" style:family="paragraph">
      <loext:graphic-properties draw:fill="none"/>
      <style:paragraph-properties fo:margin-top="0cm" fo:margin-bottom="0cm" fo:line-height="150%" style:font-independent-line-spacing="true"/>
      <style:text-properties fo:font-size="18pt"/>
    </style:style>
    <style:style style:name="P19" style:family="paragraph">
      <loext:graphic-properties draw:fill="none"/>
      <style:paragraph-properties fo:margin-top="0cm" fo:margin-bottom="0cm" fo:line-height="100%" fo:text-align="justify" style:font-independent-line-spacing="true"/>
      <style:text-properties fo:font-size="18pt"/>
    </style:style>
    <style:style style:name="P20" style:family="paragraph">
      <style:paragraph-properties fo:margin-top="0cm" fo:margin-bottom="0cm"/>
    </style:style>
    <style:style style:name="P21" style:family="paragraph">
      <loext:graphic-properties draw:fill="none"/>
      <style:paragraph-properties fo:margin-top="0cm" fo:margin-bottom="0cm" style:font-independent-line-spacing="true"/>
      <style:text-properties fo:font-size="18pt"/>
    </style:style>
    <style:style style:name="P22" style:family="paragraph">
      <loext:graphic-properties draw:fill="none" draw:fill-color="#ffffff"/>
    </style:style>
    <style:style style:name="T1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Calibri1" fo:font-size="48pt" fo:letter-spacing="normal" fo:font-style="normal" style:text-underline-style="none" fo:font-weight="normal" style:font-name-asian="DejaVu Sans2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3" style:family="text">
      <style:text-properties fo:color="#ffffff" style:text-line-through-style="none" style:text-line-through-type="none" style:font-name="Calibri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color="#6666ff" style:text-line-through-style="none" style:text-line-through-type="none" style:font-name="GeosansLight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Eras Light ITC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color="#afabab" style:text-line-through-style="none" style:text-line-through-type="none" style:font-name="GeosansLight1" fo:font-size="66pt" fo:letter-spacing="normal" fo:font-style="normal" style:text-underline-style="none" fo:font-weight="bold" style:font-name-asian="DejaVu Sans2" style:font-size-asian="66pt" style:font-style-asian="normal" style:font-weight-asian="bold" style:font-name-complex="DejaVu Sans2" style:font-size-complex="66pt" style:font-style-complex="normal" style:font-weight-complex="bold"/>
    </style:style>
    <style:style style:name="T7" style:family="text">
      <style:text-properties fo:color="#ffffff" style:text-line-through-style="none" style:text-line-through-type="none" style:font-name="Calibri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8" style:family="text">
      <style:text-properties fo:color="#afabab" style:text-line-through-style="none" style:text-line-through-type="none" style:font-name="GeosansLight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9" style:family="text">
      <style:text-properties fo:color="#ffffff" style:text-line-through-style="none" style:text-line-through-type="none" style:font-name="Calibri1" fo:font-size="12pt" fo:letter-spacing="normal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10" style:family="text">
      <style:text-properties fo:color="#000000" style:text-line-through-style="none" style:text-line-through-type="none" style:font-name="CaesarSSK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1" style:family="text">
      <style:text-properties style:text-line-through-style="none" style:text-line-through-type="none" style:font-name="Arial2" fo:font-size="18pt" fo:letter-spacing="normal" fo:font-style="normal" style:text-underline-style="none" fo:font-weight="normal" style:font-name-asian="DejaVu Sans2" style:font-style-asian="normal" style:font-weight-asian="normal" style:font-name-complex="DejaVu Sans2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2" fo:font-size="18pt" fo:letter-spacing="normal" fo:font-style="normal" style:text-underline-style="none" fo:font-weight="normal" style:font-name-asian="DejaVu Sans2" style:font-style-asian="normal" style:font-weight-asian="normal" style:font-name-complex="DejaVu Sans2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6666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afaba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 xml:id="id1" draw:id="id1">
        <draw:custom-shape draw:name="CustomShape 1" draw:style-name="gr1" draw:text-style-name="P1" draw:layer="layout" svg:width="14.926cm" svg:height="1.855cm" svg:x="13.074cm" svg:y="5.566cm">
          <text:p/>
          <draw:enhanced-geometry svg:viewBox="0 0 21600 21600" draw:mirror-vertical="true" draw:type="rectangle" draw:enhanced-path="M 0 0 L 21600 0 21600 21600 0 21600 0 0 Z N"/>
        </draw:custom-shape>
        <draw:custom-shape draw:name="CustomShape 2" draw:style-name="gr1" draw:text-style-name="P1" draw:layer="layout" svg:width="17.839cm" svg:height="5.257cm" svg:x="10.161cm" svg:y="7.427cm">
          <text:p/>
          <draw:enhanced-geometry svg:viewBox="0 0 21600 21600" draw:mirror-vertical="true" draw:type="rectangle" draw:enhanced-path="M 0 0 L 21600 0 21600 21600 0 21600 0 0 Z N"/>
        </draw:custom-shape>
        <draw:custom-shape draw:name="CustomShape 3" draw:style-name="gr1" draw:text-style-name="P1" draw:layer="layout" svg:width="16.992cm" svg:height="6.34cm" svg:x="11.008cm" svg:y="12.705cm">
          <text:p/>
          <draw:enhanced-geometry svg:viewBox="0 0 21600 21600" draw:type="rectangle" draw:enhanced-path="M 0 0 L 21600 0 21600 21600 0 21600 0 0 Z N"/>
        </draw:custom-shape>
        <draw:custom-shape draw:name="CustomShape 4" draw:style-name="gr2" draw:text-style-name="P3" draw:layer="layout" svg:width="13.13cm" svg:height="1.181cm" svg:x="14.76cm" svg:y="2.801cm">
          <text:p text:style-name="P2"><text:span text:style-name="T1">Bacharelado em </text:span><text:span text:style-name="T1">Sistema da </text:span><text:span text:style-name="T1">Informação </text:span></text:p>
          <draw:enhanced-geometry svg:viewBox="0 0 21600 21600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5" draw:style-name="gr3" draw:text-style-name="P4" draw:layer="layout" svg:width="13.541cm" svg:height="1.297cm" svg:x="14.459cm" svg:y="4.56cm">
          <text:p/>
          <draw:enhanced-geometry svg:viewBox="0 0 21600 21600" draw:type="rectangle" draw:enhanced-path="M 0 0 L 21600 0 21600 21600 0 21600 0 0 Z N"/>
        </draw:custom-shape>
        <draw:custom-shape draw:name="CustomShape 6" draw:style-name="gr4" draw:text-style-name="P6" draw:layer="layout" svg:width="16.923cm" svg:height="4.312cm" svg:x="11.256cm" svg:y="8.393cm">
          <text:p text:style-name="P5"><text:span text:style-name="T2">Título</text:span></text:p>
          <draw:enhanced-geometry svg:viewBox="0 0 21600 21600" draw:type="rectangle" draw:enhanced-path="M 0 0 L 21600 0 21600 21600 0 21600 0 0 Z N"/>
        </draw:custom-shape>
        <draw:custom-shape draw:name="CustomShape 7" draw:style-name="gr5" draw:text-style-name="P7" draw:layer="layout" svg:width="10.154cm" svg:height="3.876cm" svg:x="0.001cm" svg:y="7.443cm">
          <text:p text:style-name="P5"><text:span text:style-name="T3">Disciplina</text:span></text:p>
          <draw:enhanced-geometry svg:viewBox="0 0 21600 21600" draw:type="rectangle" draw:enhanced-path="M 0 0 L 21600 0 21600 21600 0 21600 0 0 Z N"/>
        </draw:custom-shape>
        <draw:custom-shape draw:name="CustomShape 8" draw:style-name="gr3" draw:text-style-name="P4" draw:layer="layout" svg:width="9.497cm" svg:height="1.945cm" draw:transform="rotate (-1.31911984865731) translate (10.525cm 9.372cm)">
          <text:p/>
          <draw:enhanced-geometry svg:viewBox="0 0 21600 21600" draw:type="rectangle" draw:enhanced-path="M 0 0 L 21600 0 21600 21600 0 21600 0 0 Z N"/>
        </draw:custom-shape>
        <draw:custom-shape draw:name="CustomShape 9" draw:style-name="gr6" draw:text-style-name="P9" draw:layer="layout" svg:width="3.627cm" svg:height="1.262cm" svg:x="15.801cm" svg:y="13.701cm">
          <text:p text:style-name="P8"><text:span text:style-name="T4">Alunos:</text:span></text:p>
          <draw:enhanced-geometry svg:viewBox="0 0 21600 21600" draw:type="rectangle" draw:enhanced-path="M 0 0 L 21600 0 21600 21600 0 21600 0 0 Z N"/>
        </draw:custom-shape>
        <draw:custom-shape draw:name="CustomShape 10" draw:style-name="gr7" draw:text-style-name="P10" draw:layer="layout" svg:width="5.908cm" svg:height="2.276cm" svg:x="21.135cm" svg:y="13.725cm">
          <text:p text:style-name="P2"><text:span text:style-name="T5">Aluno1</text:span></text:p>
          <text:p text:style-name="P2"><text:span text:style-name="T5">Aluno2</text:span></text:p>
          <text:p text:style-name="P2"><text:span text:style-name="T5">Aluno3</text:span></text:p>
          <draw:enhanced-geometry svg:viewBox="0 0 21600 21600" draw:type="rectangle" draw:enhanced-path="M 0 0 L 21600 0 21600 21600 0 21600 0 0 Z N"/>
        </draw:custom-shape>
        <draw:custom-shape draw:name="CustomShape 11" draw:style-name="gr8" draw:text-style-name="P9" draw:layer="layout" svg:width="6.979cm" svg:height="3.039cm" svg:x="1.198cm" svg:y="13.773cm">
          <text:p text:style-name="P8"><text:span text:style-name="T6">2016-2</text:span></text:p>
          <draw:enhanced-geometry svg:viewBox="0 0 21600 21600" draw:type="rectangle" draw:enhanced-path="M 0 0 L 21600 0 21600 21600 0 21600 0 0 Z N"/>
        </draw:custom-shape>
        <draw:custom-shape draw:name="CustomShape 12" draw:style-name="gr3" draw:text-style-name="P4" draw:layer="layout" svg:width="7.758cm" svg:height="2.046cm" draw:transform="rotate (-2.37452044733829) translate (15.475cm 5.124cm)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01cm" svg:y="0.101cm">
          <draw:image xlink:href="Pictures/10000000000006DA0000024F0F6D5F30B0578D4F.jpg" xlink:type="simple" xlink:show="embed" xlink:actuate="onLoad">
            <text:p/>
          </draw:image>
        </draw:frame>
        <draw:polygon draw:style-name="gr10" draw:text-style-name="P12" draw:layer="layout" svg:width="2.003cm" svg:height="0.569cm" svg:x="10.856cm" svg:y="18.479cm" svg:viewBox="0 0 2004 570" draw:points="152,570 2004,570 2004,59 0,0">
          <text:p/>
        </draw:polygon>
        <draw:polygon draw:style-name="gr10" draw:text-style-name="P12" draw:layer="layout" svg:width="0.189cm" svg:height="0.649cm" svg:x="12.84cm" svg:y="18.401cm" svg:viewBox="0 0 190 650" draw:points="2,649 190,650 0,0">
          <text:p/>
        </draw:polygon>
        <anim:par presentation:node-type="timing-root">
          <anim:par smil:begin="id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 xml:id="id2" draw:id="id2">
        <draw:custom-shape draw:name="CustomShape 1" draw:style-name="gr12" draw:text-style-name="P7" draw:layer="layout" svg:width="6.937cm" svg:height="2.322cm" svg:x="0cm" svg:y="16.722cm">
          <text:p text:style-name="P5"><text:span text:style-name="T7">Disciplina</text:span></text:p>
          <draw:enhanced-geometry svg:viewBox="0 0 21600 21600" draw:type="rectangle" draw:enhanced-path="M 0 0 L 21600 0 21600 21600 0 21600 0 0 Z N"/>
        </draw:custom-shape>
        <draw:custom-shape draw:name="CustomShape 2" draw:style-name="gr13" draw:text-style-name="P15" draw:layer="layout" svg:width="4.504cm" svg:height="1.781cm" svg:x="23.496cm" svg:y="17.143cm">
          <text:p text:style-name="P14"><text:span text:style-name="T8">2</text:span><text:span text:style-name="T8">0</text:span><text:span text:style-name="T8">1</text:span><text:span text:style-name="T8">6</text:span><text:span text:style-name="T8">-</text:span><text:span text:style-name="T8">2</text:span></text:p>
          <draw:enhanced-geometry svg:viewBox="0 0 21600 21600" draw:type="rectangle" draw:enhanced-path="M 0 0 L 21600 0 21600 21600 0 21600 0 0 Z N"/>
        </draw:custom-shape>
        <draw:custom-shape draw:name="CustomShape 3" draw:style-name="gr14" draw:text-style-name="P16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3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3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15" draw:text-style-name="P10" draw:layer="layout" svg:width="12.698cm" svg:height="1.6cm" svg:x="14.563cm" svg:y="0.727cm">
          <text:p text:style-name="P2"><text:span text:style-name="T10">Título</text:span></text:p>
          <draw:enhanced-geometry svg:viewBox="0 0 21600 21600" draw:type="rectangle" draw:enhanced-path="M 0 0 L 21600 0 21600 21600 0 21600 0 0 Z N"/>
        </draw:custom-shape>
        <draw:custom-shape draw:name="CustomShape 7" draw:style-name="gr16" draw:text-style-name="P18" draw:layer="layout" svg:width="27.482cm" svg:height="11.293cm" svg:x="2.388cm" svg:y="4.36cm"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0F6D5F30B0578D4F.jpg" xlink:type="simple" xlink:show="embed" xlink:actuate="onLoad">
            <text:p/>
          </draw:image>
        </draw:frame>
        <draw:custom-shape draw:name="CustomShape 8" draw:style-name="gr17" draw:text-style-name="P19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8" draw:text-style-name="P21" draw:layer="layout" svg:width="0.855cm" svg:height="0.959cm" svg:x="8.715cm" svg:y="7.886cm">
          <text:p text:style-name="P20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9" draw:text-style-name="P21" draw:layer="layout" svg:width="0.855cm" svg:height="0.959cm" svg:x="8.612cm" svg:y="7.886cm">
          <text:p text:style-name="P20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20" draw:text-style-name="P21" draw:layer="layout" svg:width="0.855cm" svg:height="0.959cm" svg:x="8.664cm" svg:y="8.041cm">
          <text:p text:style-name="P20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6.327cm" svg:height="11.426cm" svg:x="1.005cm" svg:y="4.476cm">
          <draw:text-box>
            <text:p>TEXTO</text:p>
          </draw:text-box>
        </draw:frame>
        <anim:par presentation:node-type="timing-root">
          <anim:par smil:begin="id2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esarSSK1" svg:font-family="CaesarSSK"/>
    <style:font-face style:name="Calibri1" svg:font-family="Calibri"/>
    <style:font-face style:name="DejaVu Sans2" svg:font-family="'DejaVu Sans'"/>
    <style:font-face style:name="Eras Light ITC1" svg:font-family="'Eras Light ITC'"/>
    <style:font-face style:name="GeosansLight1" svg:font-family="GeosansLight"/>
    <style:font-face style:name="Arial1" svg:font-family="Arial" style:font-pitch="variable"/>
    <style:font-face style:name="CaesarSSK" svg:font-family="CaesarSSK" style:font-pitch="variable"/>
    <style:font-face style:name="Calibri" svg:font-family="Calibri" style:font-pitch="variable"/>
    <style:font-face style:name="DejaVu Sans1" svg:font-family="'DejaVu Sans'" style:font-pitch="variable"/>
    <style:font-face style:name="DejaVu Sans Condensed1" svg:font-family="'DejaVu Sans Condensed'" style:font-pitch="variable"/>
    <style:font-face style:name="Droid Sans Fallback1" svg:font-family="'Droid Sans Fallback'" style:font-pitch="variable"/>
    <style:font-face style:name="Eras Light ITC" svg:font-family="'Eras Light ITC'" style:font-pitch="variable"/>
    <style:font-face style:name="GeosansLight" svg:font-family="Geosans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o Manoel Leite Ribeiro Nogueira</meta:initial-creator>
    <meta:creation-date>2016-02-22T10:44:29</meta:creation-date>
    <meta:editing-duration>PT42M55S</meta:editing-duration>
    <meta:editing-cycles>11</meta:editing-cycles>
    <dc:date>2017-01-12T17:44:49.749055877</dc:date>
    <meta:generator>LibreOffice/5.1.6.2.0$Linux_X86_64 LibreOffice_project/10m0$Build-2</meta:generator>
    <meta:document-statistic meta:object-count="53"/>
  </office:meta>
</office:document-meta>
</file>